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0.69pt"/>
    </style:style>
    <style:style style:name="co4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96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Tiago Kenji Umemur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Maisa Barre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0/08/20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6:59:12.6511680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7:09:19.126640382</dc:date>
    <meta:editing-duration>PT18M50S</meta:editing-duration>
    <meta:editing-cycles>4</meta:editing-cycles>
    <meta:generator>LibreOffice/5.1.4.2$Linux_X86_64 LibreOffice_project/10m0$Build-2</meta:generator>
    <meta:document-statistic meta:table-count="1" meta:cell-count="44" meta:object-count="0"/>
  </office:meta>
</office:document-meta>
</file>